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561" officeooo:paragraph-rsid="000ae561"/>
    </style:style>
    <style:style style:name="P2" style:family="paragraph" style:parent-style-name="Standard">
      <style:text-properties officeooo:rsid="000bebd9" officeooo:paragraph-rsid="000bebd9"/>
    </style:style>
    <style:style style:name="T1" style:family="text">
      <style:text-properties officeooo:rsid="000ae561"/>
    </style:style>
    <style:style style:name="T2" style:family="text">
      <style:text-properties officeooo:rsid="000beb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</text:p>
      <text:p text:style-name="P1"/>
      <text:p text:style-name="Standard"><text:span text:style-name="T1"><text:s/></text:span><text:span text:style-name="T2">1- monômeros, isopreno e propeno;b</text:span></text:p>
      <text:p text:style-name="P2">2-I e IV;c</text:p>
      <text:p text:style-name="P2">3-Amido, proteína, celulose;b</text:p>
      <text:p text:style-name="P2">4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0:02:59.500168780</meta:creation-date>
    <dc:date>2020-11-23T10:51:30.082284891</dc:date>
    <meta:editing-duration>PT38M8S</meta:editing-duration>
    <meta:editing-cycles>1</meta:editing-cycles>
    <meta:document-statistic meta:table-count="0" meta:image-count="0" meta:object-count="0" meta:page-count="1" meta:paragraph-count="5" meta:word-count="15" meta:character-count="96" meta:non-whitespace-character-count="85"/>
    <meta:generator>LibreOffice/6.4.6.2$Linux_X86_64 LibreOffice_project/40$Build-2</meta:generator>
  </office:meta>
</office:document-meta>
</file>